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01be" officeooo:paragraph-rsid="001401be"/>
    </style:style>
    <style:style style:name="P2" style:family="paragraph" style:parent-style-name="Standard">
      <style:text-properties officeooo:rsid="001401be" officeooo:paragraph-rsid="001556d6"/>
    </style:style>
    <style:style style:name="P3" style:family="paragraph" style:parent-style-name="Standard">
      <style:text-properties officeooo:rsid="001556d6" officeooo:paragraph-rsid="001556d6"/>
    </style:style>
    <style:style style:name="P4" style:family="paragraph" style:parent-style-name="Standard">
      <style:text-properties officeooo:rsid="0016474f" officeooo:paragraph-rsid="0016474f"/>
    </style:style>
    <style:style style:name="P5" style:family="paragraph" style:parent-style-name="Standard">
      <style:text-properties officeooo:rsid="0017370a" officeooo:paragraph-rsid="0017370a"/>
    </style:style>
    <style:style style:name="P6" style:family="paragraph" style:parent-style-name="Standard">
      <style:text-properties officeooo:rsid="001401be" officeooo:paragraph-rsid="0017370a"/>
    </style:style>
    <style:style style:name="T1" style:family="text">
      <style:text-properties officeooo:rsid="001556d6"/>
    </style:style>
    <style:style style:name="T2" style:family="text">
      <style:text-properties officeooo:rsid="001737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Всё было позади, впереди было — всё.</text:p>
      <text:p text:style-name="P3">А затем?</text:p>
      <text:p text:style-name="P3">Затем была другая планета, другая жизнь, другая семья, другая любовь, другое всё. Только я оставался всё таким же странником, таким же чёрным. Наверное, не таким резвым, но об этом всём в одно письмо не влезет.</text:p>
      <text:p text:style-name="P3">Пора, пожалуй, и честь знать — пришло время заэпиложиться.</text:p>
      <text:p text:style-name="P1"/>
      <text:p text:style-name="P1">Когда-то кто-то говорил:</text:p>
      <text:p text:style-name="P1">Я знаю, что я ничего не знаю, а я повторял его выражение, но нынче у меня серь<text:span text:style-name="T1">ё</text:span>зные сомнения относительно даже столь незначительной толики знания.</text:p>
      <text:p text:style-name="P1">Я сомневаюсь, что знаю хоть что-нибудь - пусть даже и ничего. Несомненно одно - жизнь короче даже, чем ч<text:span text:style-name="T1">ё</text:span>рточка между датой рождения и кончины.</text:p>
      <text:p text:style-name="P1">И мне наплевать, что всем наплевать на мои премудрости, потому что я лучше их всех знаю, что даже после всего что было после всех своих глупостей и ошибок, после вляпыванья во всяческое и всевозможнейшее дерьмо я вс<text:span text:style-name="T1">ё</text:span> тот же наивный лох готовый увязаться в экспедицию к неведомым кудыкиным горам.</text:p>
      <text:p text:style-name="P1">-----------</text:p>
      <text:p text:style-name="P2">и пусть обшивка ни к черту, мачта скрыпит и вся эта скорлупа не пережив<text:span text:style-name="T1">ё</text:span>т ближайшего шторма - впер<text:span text:style-name="T1">ё</text:span>д! - и пусть очередная каллисто или пенелопа (не велика разница)<text:span text:style-name="T1">вопит и</text:span> мечется, расхрыстав свои прелести, вдоль линии прибоя вопя — впер<text:span text:style-name="T1">ё</text:span>д!... <text:s/></text:p>
      <text:p text:style-name="P1">--------------</text:p>
      <text:p text:style-name="P2">Утешает лишь одно, что оставшийся отрезок ч<text:span text:style-name="T1">ё</text:span>рточки уже меньше пройденного и край различим. Значит — достигнем. </text:p>
      <text:p text:style-name="P2">А хули нам!!</text:p>
      <text:p text:style-name="P1"/>
      <text:p text:style-name="P1">До свиданья, дочка.</text:p>
      <text:p text:style-name="P1">Обнимаю.</text:p>
      <text:p text:style-name="P5">И, раз уж тебе <text:s text:c="2"/>хочется на «Вы» <text:s/>— </text:p>
      <text:p text:style-name="P6">С любовью твои папы <text:span text:style-name="T2">—</text:span> Сергей и Николаевич.</text:p>
      <text:p text:style-name="P4">(и что бы тебе ни говорили — знай: мы жили долго и счастливо и умерли в один день)</text:p>
      <text:p text:style-name="P1"/>
      <text:p text:style-name="P2">P.S.: <text:s/></text:p>
      <text:p text:style-name="P2">а коли родишь ещё и отпрыска мужеска пола — приглядывай! И буде заметишь излишнюю тягу к бумаге, или, там, <text:span text:style-name="T1">к</text:span> набору текста в компьютере, то заверни его в белу тряпицу, да брось в быстру реченьку — он же потом тебе спасибо скажет</text:p>
      <text:p text:style-name="P1"/>
      <text:p text:style-name="P1">-------</text:p>
      <text:p text:style-name="P1">ночь с 20 на 21 августа 2007 г., р. Варáнда</text:p>
      <text:p text:style-name="P1"/>
      <text:p text:style-name="P1"/>
      <text:p text:style-name="P1"/>
      <text:p text:style-name="P1">на трубопроводе возле Хнзристана мальчик в спортивке - вечером тžща объявила, илишь 20 летспустя узнал о том, что у него былблизнец</text:p>
      <text:p text:style-name="P1">Разница между молодостью и старостью. В старости помимо одоления внешней материи приходится бороться и со своей, составляющей тебя самого.</text:p>
      <text:p text:style-name="P1"/>
      <text:p text:style-name="P1">Девки жестокие твари - меня студента на 2 курсе уговорили (Тупого лося) пообъясняться в любви самой незавидной девушке на курсе (ага). Она не верила и просила отстать. Потом они поехали на картошку и два местных хлопа подрались в клубе на ножах за неž - у девок и очи рогом полезли.</text:p>
      <text:p text:style-name="P1"/>
      <text:p text:style-name="P1"/>
      <text:p text:style-name="P1"><text:soft-page-break/>Беда старости в том, что не получает уж прежней радости от радостей жизни - я так и не сумел себя заставить зайти в воду на речном пляже в Конотопе. А пацаном после получасового купания с восторгом последовал за приятелями, что только-только решили искупаться.</text:p>
      <text:p text:style-name="P1">Летом внучки мои день за днем отправлялись на купания, отец мой боялся что Илона начнет заниматься сексом (просветился крестьянский сын), а она мне сказала, что хочет замуж. Я ответил, что бабка в ее возрасте вышла за мен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08T15:08:46.822466592</meta:creation-date>
    <dc:date>2016-06-01T20:05:16.068830270</dc:date>
    <dc:creator>sehrguey </dc:creator>
    <meta:editing-duration>PT23M54S</meta:editing-duration>
    <meta:editing-cycles>4</meta:editing-cycles>
    <meta:generator>LibreOffice/4.3.3.2$Linux_x86 LibreOffice_project/430m0$Build-2</meta:generator>
    <meta:document-statistic meta:table-count="0" meta:image-count="0" meta:object-count="0" meta:page-count="2" meta:paragraph-count="27" meta:word-count="466" meta:character-count="2818" meta:non-whitespace-character-count="2361"/>
  </office:meta>
</office:document-meta>
</file>